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charset="x-symbol"/>
    <style:font-face style:name="Menlo-Regular" svg:font-family="Menlo-Regular"/>
    <style:font-face style:name="Times-Roman" svg:font-family="Times-Roman" style:font-family-generic="roman"/>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Arial Unicode MS" svg:font-family="'Arial Unicode M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0">
      <style:table-cell-properties fo:padding="0.097cm" fo:border-left="0.002cm solid #000000" fo:border-right="none" fo:border-top="none" fo:border-bottom="0.002cm solid #000000"/>
    </style:style>
    <style:style style:name="Tableau1.C2"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autospace="none">
        <style:tab-stops>
          <style:tab-stop style:position="0.988cm"/>
        </style:tab-stops>
      </style:paragraph-properties>
    </style:style>
    <style:style style:name="P3" style:family="paragraph" style:parent-style-name="Standard">
      <style:paragraph-properties fo:text-align="justify" style:justify-single-word="false"/>
      <style:text-properties fo:color="#000000" style:font-name="Helvetica" fo:font-size="10pt" fo:font-style="normal" style:text-underline-style="none" fo:font-weight="normal" style:font-name-asian="Helvetica" style:font-size-asian="10pt" style:font-style-asian="normal" style:font-weight-asian="normal" style:font-name-complex="Helvetica" style:font-size-complex="10pt" style:font-style-complex="normal" style:font-weight-complex="normal"/>
    </style:style>
    <style:style style:name="P4" style:family="paragraph" style:parent-style-name="Standard">
      <style:paragraph-properties fo:text-align="justify" style:justify-single-word="false"/>
      <style:text-properties fo:color="#000000" style:font-name="Helvetica" fo:font-size="11pt" fo:font-style="italic" fo:font-weight="bold" style:font-name-asian="Helvetica" style:font-size-asian="11pt" style:font-style-asian="italic" style:font-weight-asian="bold" style:font-name-complex="Helvetica" style:font-size-complex="11pt" style:font-style-complex="italic" style:font-weight-complex="bold"/>
    </style:style>
    <style:style style:name="P5" style:family="paragraph" style:parent-style-name="Standard">
      <style:paragraph-properties fo:text-align="justify" style:justify-single-word="false"/>
      <style:text-properties fo:color="#000000" style:font-name="Helvetica" fo:font-size="12pt" fo:font-style="italic" fo:font-weight="bold" style:font-name-asian="Helvetica" style:font-size-asian="12pt" style:font-style-asian="italic" style:font-weight-asian="bold" style:font-name-complex="Helvetica" style:font-size-complex="12pt" style:font-style-complex="italic" style:font-weight-complex="bold"/>
    </style:style>
    <style:style style:name="P6" style:family="paragraph" style:parent-style-name="Standard">
      <style:paragraph-properties fo:text-align="justify" style:justify-single-word="false"/>
      <style:text-properties fo:color="#000000" style:font-name="Times-Roman" fo:font-size="11pt" fo:font-style="italic" fo:font-weight="bold" style:font-name-asian="Times-Roman" style:font-size-asian="11pt" style:font-style-asian="italic" style:font-weight-asian="bold" style:font-name-complex="Times-Roman" style:font-size-complex="11pt" style:font-style-complex="italic" style:font-weight-complex="bold"/>
    </style:style>
    <style:style style:name="P7" style:family="paragraph" style:parent-style-name="Standard">
      <style:paragraph-properties fo:text-align="start" style:justify-single-word="false" style:text-autospace="none">
        <style:tab-stops>
          <style:tab-stop style:position="0.988cm"/>
        </style:tab-stops>
      </style:paragraph-properties>
      <style:text-properties fo:color="#000000" style:font-name="Menlo-Regular" fo:font-size="11pt" style:font-name-asian="Menlo-Regular" style:font-size-asian="11pt" style:font-name-complex="Menlo-Regular" style:font-size-complex="11pt"/>
    </style:style>
    <style:style style:name="P8" style:family="paragraph" style:parent-style-name="Standard">
      <style:paragraph-properties style:text-autospace="none"/>
      <style:text-properties fo:color="#000000" style:font-name="Menlo-Regular" fo:font-size="11pt" style:font-name-asian="Menlo-Regular" style:font-size-asian="11pt" style:font-name-complex="Menlo-Regular" style:font-size-complex="11pt"/>
    </style:style>
    <style:style style:name="P9" style:family="paragraph" style:parent-style-name="Standard">
      <style:paragraph-properties fo:text-align="start" style:justify-single-word="false" style:text-autospace="none">
        <style:tab-stops>
          <style:tab-stop style:position="0.988cm"/>
        </style:tab-stops>
      </style:paragraph-properties>
      <style:text-properties fo:color="#000000" style:font-name="Menlo-Regular" fo:font-size="10pt" style:font-name-asian="Menlo-Regular" style:font-size-asian="10pt" style:font-name-complex="Menlo-Regular" style:font-size-complex="10pt"/>
    </style:style>
    <style:style style:name="P10" style:family="paragraph" style:parent-style-name="Standard">
      <style:paragraph-properties fo:text-align="justify" style:justify-single-word="false"/>
      <style:text-properties fo:color="#000000" style:font-name="Helvetica1" fo:font-size="11pt" fo:font-style="italic" fo:font-weight="bold" style:font-name-asian="Times-Roman" style:font-size-asian="11pt" style:font-style-asian="italic" style:font-weight-asian="bold" style:font-name-complex="Times-Roman" style:font-size-complex="11pt" style:font-style-complex="italic" style:font-weight-complex="bold"/>
    </style:style>
    <style:style style:name="P11" style:family="paragraph" style:parent-style-name="Standard">
      <style:paragraph-properties fo:text-align="justify" style:justify-single-word="false"/>
      <style:text-properties fo:color="#000000" style:font-name="Helvetica1" fo:font-size="10pt" fo:font-style="normal" fo:font-weight="bold" style:font-name-asian="Times-Roman" style:font-size-asian="10pt" style:font-style-asian="normal" style:font-weight-asian="bold" style:font-name-complex="Times-Roman" style:font-size-complex="10pt" style:font-style-complex="normal" style:font-weight-complex="bold"/>
    </style:style>
    <style:style style:name="P12" style:family="paragraph" style:parent-style-name="Standard">
      <style:paragraph-properties fo:text-align="justify" style:justify-single-word="false"/>
      <style:text-properties fo:color="#000000" style:font-name="Times New Roman" fo:font-size="11pt" fo:font-style="normal" style:text-underline-style="none" fo:font-weight="normal" style:font-name-asian="Helvetica" style:font-size-asian="11pt" style:font-style-asian="normal" style:font-weight-asian="normal" style:font-name-complex="Helvetica" style:font-size-complex="11pt" style:font-style-complex="normal" style:font-weight-complex="normal"/>
    </style:style>
    <style:style style:name="P13" style:family="paragraph" style:parent-style-name="Standard">
      <style:paragraph-properties fo:text-align="justify" style:justify-single-word="false"/>
      <style:text-properties fo:color="#000000" style:font-name="Times New Roman" fo:font-size="11pt" fo:font-style="normal" fo:font-weight="normal" style:font-name-asian="Times-Roman" style:font-size-asian="11pt" style:font-style-asian="normal" style:font-weight-asian="normal" style:font-name-complex="Times-Roman" style:font-size-complex="11pt" style:font-style-complex="normal" style:font-weight-complex="normal"/>
    </style:style>
    <style:style style:name="P14" style:family="paragraph" style:parent-style-name="Standard">
      <style:paragraph-properties fo:text-align="start" style:justify-single-word="false" style:text-autospace="none">
        <style:tab-stops>
          <style:tab-stop style:position="0.988cm"/>
        </style:tab-stops>
      </style:paragraph-properties>
      <style:text-properties fo:font-size="10pt" style:font-size-asian="10pt" style:font-size-complex="10pt"/>
    </style:style>
    <style:style style:name="P15" style:family="paragraph" style:parent-style-name="Standard">
      <style:paragraph-properties fo:text-align="start" style:justify-single-word="false" style:text-autospace="none">
        <style:tab-stops>
          <style:tab-stop style:position="0.988cm"/>
        </style:tab-stops>
      </style:paragraph-properties>
      <style:text-properties style:font-name="Helvetica1" fo:font-size="11pt" style:font-size-asian="11pt" style:font-size-complex="11pt"/>
    </style:style>
    <style:style style:name="P16" style:family="paragraph" style:parent-style-name="Standard">
      <style:paragraph-properties fo:text-align="center" style:justify-single-word="false"/>
      <style:text-properties fo:font-size="16pt" style:font-size-asian="16pt" style:font-size-complex="16pt"/>
    </style:style>
    <style:style style:name="P17" style:family="paragraph" style:parent-style-name="Table_20_Contents">
      <style:paragraph-properties fo:text-align="justify" style:justify-single-word="false"/>
      <style:text-properties style:font-name="Times New Roman" fo:font-size="11pt" style:font-name-asian="Times-Roman" style:font-size-asian="11pt" style:font-name-complex="Times-Roman" style:font-size-complex="11pt"/>
    </style:style>
    <style:style style:name="P18" style:family="paragraph" style:parent-style-name="Table_20_Contents">
      <style:paragraph-properties fo:text-align="center" style:justify-single-word="false"/>
      <style:text-properties style:font-name="Times New Roman" fo:font-size="11pt" style:font-name-asian="Times-Roman" style:font-size-asian="11pt" style:font-name-complex="Times-Roman" style:font-size-complex="11pt"/>
    </style:style>
    <style:style style:name="P19" style:family="paragraph" style:parent-style-name="Table_20_Contents">
      <style:paragraph-properties fo:text-align="center" style:justify-single-word="false"/>
      <style:text-properties style:font-name="Times New Roman" fo:font-size="12pt" fo:font-style="italic" fo:font-weight="bold" style:font-name-asian="Times-Roman" style:font-size-asian="12pt" style:font-style-asian="italic" style:font-weight-asian="bold" style:font-name-complex="Times-Roman" style:font-size-complex="12pt" style:font-style-complex="italic" style:font-weight-complex="bold"/>
    </style:style>
    <style:style style:name="P20" style:family="paragraph" style:parent-style-name="Table_20_Contents">
      <style:paragraph-properties fo:text-align="justify" style:justify-single-word="false"/>
      <style:text-properties style:font-name="Times New Roman" fo:font-size="12pt" fo:font-style="italic" fo:font-weight="bold" style:font-name-asian="Times-Roman" style:font-size-asian="12pt" style:font-style-asian="italic" style:font-weight-asian="bold" style:font-name-complex="Times-Roman" style:font-size-complex="12pt" style:font-style-complex="italic" style:font-weight-complex="bold"/>
    </style:style>
    <style:style style:name="P21" style:family="paragraph" style:parent-style-name="Standard">
      <style:paragraph-properties fo:text-align="start" style:justify-single-word="false" style:text-autospace="none">
        <style:tab-stops>
          <style:tab-stop style:position="0.988cm"/>
        </style:tab-stops>
      </style:paragraph-properties>
      <style:text-properties fo:color="#000000" style:font-name="Menlo-Regular" fo:font-size="10pt" style:font-name-asian="Menlo-Regular" style:font-size-asian="10pt" style:font-name-complex="Menlo-Regular" style:font-size-complex="10pt"/>
    </style:style>
    <style:style style:name="P22" style:family="paragraph" style:parent-style-name="Standard">
      <style:paragraph-properties fo:text-align="start" style:justify-single-word="false" style:text-autospace="none">
        <style:tab-stops>
          <style:tab-stop style:position="0.988cm"/>
        </style:tab-stops>
      </style:paragraph-properties>
      <style:text-properties fo:color="#000000" style:font-name="Menlo-Regular" fo:font-size="11pt" style:font-name-asian="Menlo-Regular" style:font-size-asian="11pt" style:font-name-complex="Menlo-Regular" style:font-size-complex="11pt"/>
    </style:style>
    <style:style style:name="P23" style:family="paragraph" style:parent-style-name="Standard">
      <style:paragraph-properties fo:text-align="start" style:justify-single-word="false" style:text-autospace="none">
        <style:tab-stops>
          <style:tab-stop style:position="0.988cm"/>
        </style:tab-stops>
      </style:paragraph-properties>
      <style:text-properties fo:color="#000000" style:font-name="Times New Roman" fo:font-size="11pt" style:font-name-asian="Menlo-Regular" style:font-size-asian="11pt" style:font-name-complex="Menlo-Regular" style:font-size-complex="11pt"/>
    </style:style>
    <style:style style:name="P24" style:family="paragraph" style:parent-style-name="Standard">
      <style:paragraph-properties fo:text-align="justify" style:justify-single-word="false"/>
      <style:text-properties fo:color="#000000" style:font-name="Times New Roman" fo:font-size="11pt" fo:font-style="normal" fo:font-weight="normal" style:font-name-asian="Times-Roman" style:font-size-asian="11pt" style:font-style-asian="normal" style:font-weight-asian="normal" style:font-name-complex="Times-Roman" style:font-size-complex="11pt" style:font-style-complex="normal" style:font-weight-complex="normal"/>
    </style:style>
    <style:style style:name="P25" style:family="paragraph" style:parent-style-name="Standard">
      <style:paragraph-properties fo:text-align="start" style:justify-single-word="false" style:text-autospace="none">
        <style:tab-stops>
          <style:tab-stop style:position="0.988cm"/>
        </style:tab-stops>
      </style:paragraph-properties>
      <style:text-properties fo:color="#000000" style:font-name="Helvetica" fo:font-size="9.5pt" fo:font-style="italic" fo:font-weight="bold" style:font-name-asian="Helvetica" style:font-size-asian="9.5pt" style:font-style-asian="italic" style:font-weight-asian="bold" style:font-name-complex="Helvetica" style:font-size-complex="9.5pt" style:font-style-complex="italic" style:font-weight-complex="bold"/>
    </style:style>
    <style:style style:name="T1" style:family="text">
      <style:text-properties style:font-name="Times-Roman" fo:font-style="normal" fo:font-weight="normal" style:font-name-asian="Times-Roman" style:font-style-asian="normal" style:font-weight-asian="normal" style:font-name-complex="Times-Roman" style:font-style-complex="normal" style:font-weight-complex="normal"/>
    </style:style>
    <style:style style:name="T2" style:family="text">
      <style:text-properties fo:color="#000000" style:font-name="Menlo-Regular" fo:font-size="11pt" style:font-name-asian="Menlo-Regular" style:font-size-asian="11pt" style:font-name-complex="Menlo-Regular" style:font-size-complex="11pt"/>
    </style:style>
    <style:style style:name="T3" style:family="text">
      <style:text-properties fo:color="#000000" style:font-name="Menlo-Regular" style:font-name-asian="Menlo-Regular" style:font-name-complex="Menlo-Regular"/>
    </style:style>
    <style:style style:name="T4" style:family="text">
      <style:text-properties fo:color="#000000" style:font-name-asian="Menlo-Regular" style:font-name-complex="Menlo-Regular"/>
    </style:style>
    <style:style style:name="T5" style:family="text">
      <style:text-properties fo:color="#000000" style:font-name="Times New Roman" style:font-name-asian="Menlo-Regular" style:font-name-complex="Menlo-Regular"/>
    </style:style>
    <style:style style:name="T6" style:family="text">
      <style:text-properties fo:color="#1c00cf" style:font-name="Menlo-Regular" fo:font-size="11pt" style:font-name-asian="Menlo-Regular" style:font-size-asian="11pt" style:font-name-complex="Menlo-Regular" style:font-size-complex="11pt"/>
    </style:style>
    <style:style style:name="T7" style:family="text">
      <style:text-properties fo:color="#1c00cf" style:font-name="Menlo-Regular" fo:font-size="11pt" fo:font-weight="normal" style:font-name-asian="Menlo-Regular" style:font-size-asian="11pt" style:font-weight-asian="normal" style:font-name-complex="Menlo-Regular" style:font-size-complex="11pt" style:font-weight-complex="normal"/>
    </style:style>
    <style:style style:name="T8" style:family="text">
      <style:text-properties fo:color="#1c00cf" style:font-name="Menlo-Regular" style:font-name-asian="Menlo-Regular" style:font-name-complex="Menlo-Regular"/>
    </style:style>
    <style:style style:name="T9" style:family="text">
      <style:text-properties fo:color="#aa0d91" style:font-name="Menlo-Regular" fo:font-size="11pt" style:font-name-asian="Menlo-Regular" style:font-size-asian="11pt" style:font-name-complex="Menlo-Regular" style:font-size-complex="11pt"/>
    </style:style>
    <style:style style:name="T10" style:family="text">
      <style:text-properties fo:color="#aa0d91" style:font-name="Menlo-Regular" fo:font-size="11pt" fo:font-weight="normal" style:font-name-asian="Menlo-Regular" style:font-size-asian="11pt" style:font-weight-asian="normal" style:font-name-complex="Menlo-Regular" style:font-size-complex="11pt" style:font-weight-complex="normal"/>
    </style:style>
    <style:style style:name="T11" style:family="text">
      <style:text-properties fo:color="#aa0d91" style:font-name="Menlo-Regular" style:font-name-asian="Menlo-Regular" style:font-name-complex="Menlo-Regular"/>
    </style:style>
    <style:style style:name="T12" style:family="text">
      <style:text-properties fo:color="#c41a16" style:font-name="Menlo-Regular" fo:font-size="11pt" style:font-name-asian="Menlo-Regular" style:font-size-asian="11pt" style:font-name-complex="Menlo-Regular" style:font-size-complex="11pt"/>
    </style:style>
    <style:style style:name="T13" style:family="text">
      <style:text-properties fo:color="#c41a16" style:font-name="Menlo-Regular" style:font-name-asian="Menlo-Regular" style:font-name-complex="Menlo-Regular"/>
    </style:style>
    <style:style style:name="T14" style:family="text">
      <style:text-properties style:font-name="Menlo-Regular" fo:font-size="11pt" fo:font-weight="normal" style:font-name-asian="Menlo-Regular" style:font-size-asian="11pt" style:font-weight-asian="normal" style:font-name-complex="Menlo-Regular" style:font-size-complex="11pt" style:font-weight-complex="normal"/>
    </style:style>
    <style:style style:name="T15" style:family="text">
      <style:text-properties style:font-name="Menlo-Regular" style:font-name-asian="Menlo-Regular" style:font-name-complex="Menlo-Regular"/>
    </style:style>
    <style:style style:name="T16" style:family="text">
      <style:text-properties style:font-name="Symbol"/>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middle" style:vertical-rel="text" draw:ole-draw-aspect="1"/>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ane Delallée – M1 informatique</text:p>
      <text:p text:style-name="P16">Rapport TD2 : Statistiques des images.</text:p>
      <text:p text:style-name="P5">1. Pixels image et pixels de background</text:p>
      <text:p text:style-name="P12">Afin de compter le nombre de pixels ayant la valeur 0 dans une image, on va ajouter un morceau de code dans le programme skelet.c qui permet de parcourir l'image pixel par pixel et compter le nombre de pixel dont la valeur est à 0.</text:p>
      <text:p text:style-name="P12">Afin de calculer la proportion, on va également dans ce morceau de code compter le nombre total de pixels.</text:p>
      <text:p text:style-name="P3"><text:span text:style-name="T15"><text:s text:c="3"/>counter = </text:span><text:span text:style-name="T8">0</text:span><text:span text:style-name="T15">;</text:span></text:p>
      <text:p text:style-name="P14"><text:span text:style-name="T11"><text:s text:c="3"/>int</text:span><text:span text:style-name="T3"> maxPixels = </text:span><text:span text:style-name="T8">0</text:span><text:span text:style-name="T3">;</text:span></text:p>
      <text:p text:style-name="P14"><text:span text:style-name="T3"><text:s text:c="3"/></text:span><text:span text:style-name="T11">for</text:span><text:span text:style-name="T3"> (ichannel=</text:span><text:span text:style-name="T8">0</text:span><text:span text:style-name="T3">; ichannel&lt;channel_number; ichannel++){</text:span></text:p>
      <text:p text:style-name="P14"><text:span text:style-name="T3"><text:s text:c="6"/></text:span><text:span text:style-name="T11">for</text:span><text:span text:style-name="T3"> (ili=</text:span><text:span text:style-name="T8">0</text:span><text:span text:style-name="T3">; ili&lt;nliin; ili++){</text:span></text:p>
      <text:p text:style-name="P14"><text:span text:style-name="T3"><text:s text:c="9"/></text:span><text:span text:style-name="T11">for</text:span><text:span text:style-name="T3"> (ipx=</text:span><text:span text:style-name="T8">0</text:span><text:span text:style-name="T3">; ipx&lt;npxin; ipx++){</text:span></text:p>
      <text:p text:style-name="P9"><text:tab/><text:tab/><text:tab/>processed_image[ichannel][ili*npxin+ipx] = origin_image[ichannel][ili*npxin+ipx];</text:p>
      <text:p text:style-name="P14"><text:span text:style-name="T3"><text:tab/><text:tab/><text:tab/></text:span><text:span text:style-name="T11">if</text:span><text:span text:style-name="T3">(processed_image[ichannel][ili*npxin+ipx] == </text:span><text:span text:style-name="T8">0</text:span><text:span text:style-name="T3">){</text:span></text:p>
      <text:p text:style-name="P14"><text:span text:style-name="T3"><text:tab/><text:tab/><text:tab/><text:tab/>counter += </text:span><text:span text:style-name="T8">1</text:span><text:span text:style-name="T3">;</text:span></text:p>
      <text:p text:style-name="P9"><text:tab/><text:tab/><text:tab/>}</text:p>
      <text:p text:style-name="P14"><text:span text:style-name="T3"><text:tab/><text:tab/><text:tab/>maxPixels += </text:span><text:span text:style-name="T8">1</text:span><text:span text:style-name="T3">;</text:span></text:p>
      <text:p text:style-name="P14"><text:span text:style-name="T3"><text:tab/>printf(</text:span><text:span text:style-name="T13">"Nb de pixels à 0 %d"</text:span><text:span text:style-name="T3">,counter);</text:span></text:p>
      <text:p text:style-name="P14"><text:span text:style-name="T3"><text:tab/>printf(</text:span><text:span text:style-name="T13">"Nb max de pixels %d"</text:span><text:span text:style-name="T3">,maxPixels);</text:span></text:p>
      <text:p text:style-name="P9"/>
      <text:p text:style-name="P23">On trouve alors que pour girl.r il n'y a aucun pixel ayant pour valeur 0. La proportion est donc de 0%.</text:p>
      <text:p text:style-name="P15"><text:span text:style-name="T5">Concernant sans-remo.1, on trouve qu'il y a 15913 pixels ayant pour valeur 0. Cela nous fait donc une proportion de 6,07%</text:span><text:span text:style-name="T4">.</text:span></text:p>
      <text:p text:style-name="P25"/>
      <text:p text:style-name="P5">2. Histogramme</text:p>
      <text:p text:style-name="P10">a. Calculer et afficher l’histogramme de chaque canal de l’image</text:p>
      <text:p text:style-name="P13">Afin de calculer l'histogramme de l'image, on va créer un tableau de taille 256 correspondant aux valeurs possibles des pixels. On va ensuite parcourir tous les pixels de l'image et on incrémentera de 1 la valeur du tableau correspondant à la valeur du pixel.</text:p>
      <text:p text:style-name="P13">Une fois cela fait, on affichera un nombre d'étoile proportionnel au nombre de pixel de valeur i.</text:p>
      <text:p text:style-name="P11"><text:span text:style-name="T10">int</text:span><text:span text:style-name="T14"> values[</text:span><text:span text:style-name="T7">256</text:span><text:span text:style-name="T14">];</text:span></text:p>
      <text:p text:style-name="P2"><text:span text:style-name="T9">int</text:span><text:span text:style-name="T2"> ival2 = </text:span><text:span text:style-name="T6">0</text:span><text:span text:style-name="T2">;</text:span></text:p>
      <text:p text:style-name="P2"><text:span text:style-name="T9">for</text:span><text:span text:style-name="T2">(ival2 = </text:span><text:span text:style-name="T6">0</text:span><text:span text:style-name="T2">;ival2&lt;</text:span><text:span text:style-name="T6">256</text:span><text:span text:style-name="T2">;ival2++){</text:span></text:p>
      <text:p text:style-name="P2"><text:span text:style-name="T2"><text:s text:c="3"/><text:tab/>values[ival2]=</text:span><text:span text:style-name="T6">0</text:span><text:span text:style-name="T2">;<text:tab/></text:span></text:p>
      <text:p text:style-name="P7">}</text:p>
      <text:p text:style-name="P2"><text:span text:style-name="T9">for</text:span><text:span text:style-name="T2"> (ichannel=</text:span><text:span text:style-name="T6">0</text:span><text:span text:style-name="T2">; ichannel&lt;channel_number; ichannel++){</text:span></text:p>
      <text:p text:style-name="P2"><text:span text:style-name="T2"><text:s text:c="6"/></text:span><text:span text:style-name="T9">for</text:span><text:span text:style-name="T2"> (ili=</text:span><text:span text:style-name="T6">0</text:span><text:span text:style-name="T2">; ili&lt;nliin; ili++){</text:span></text:p>
      <text:p text:style-name="P2"><text:span text:style-name="T2"><text:s text:c="9"/></text:span><text:span text:style-name="T9">for</text:span><text:span text:style-name="T2"> (ipx=</text:span><text:span text:style-name="T6">0</text:span><text:span text:style-name="T2">; ipx&lt;npxin; ipx++){</text:span></text:p>
      <text:p text:style-name="P7"><text:tab/><text:tab/><text:tab/>processed_image[ichannel][ili*npxin+ipx] = origin_image[ichannel][ili*npxin+ipx];</text:p>
      <text:p text:style-name="P7"><text:tab/><text:tab/><text:tab/>values[processed_image[ichannel][ili*npxin+ipx]] ++;<text:tab/></text:p>
      <text:p text:style-name="P7"><text:s text:c="8"/>} </text:p>
      <text:p text:style-name="P7"><text:s text:c="6"/>} </text:p>
      <text:p text:style-name="P7"><text:s text:c="3"/>}</text:p>
      <text:p text:style-name="P2"><text:span text:style-name="T2"><text:s text:c="3"/></text:span><text:span text:style-name="T9">int</text:span><text:span text:style-name="T2"> ival = </text:span><text:span text:style-name="T6">0</text:span><text:span text:style-name="T2">;</text:span></text:p>
      <text:p text:style-name="P2"><text:span text:style-name="T2"><text:s text:c="3"/></text:span><text:span text:style-name="T9">for</text:span><text:span text:style-name="T2">(ival = </text:span><text:span text:style-name="T6">0</text:span><text:span text:style-name="T2">;ival&lt;</text:span><text:span text:style-name="T6">256</text:span><text:span text:style-name="T2">;ival++){</text:span></text:p>
      <text:p text:style-name="P2"><text:span text:style-name="T2"><text:tab/> <text:s text:c="2"/>printf(</text:span><text:span text:style-name="T12">"pixel's value %d"</text:span><text:span text:style-name="T2">, ival);</text:span></text:p>
      <text:p text:style-name="P2"><text:span text:style-name="T2"><text:tab/> <text:s text:c="2"/></text:span><text:span text:style-name="T9">int</text:span><text:span text:style-name="T2"> stars = </text:span><text:span text:style-name="T6">0</text:span><text:span text:style-name="T2">;</text:span></text:p>
      <text:p text:style-name="P2"><text:span text:style-name="T2"><text:tab/> <text:s text:c="2"/></text:span><text:span text:style-name="T9">for</text:span><text:span text:style-name="T2"> (stars = </text:span><text:span text:style-name="T6">0</text:span><text:span text:style-name="T2">; stars&lt;values[ival]; stars++{</text:span></text:p>
      <text:p text:style-name="P2"><text:span text:style-name="T2"><text:tab/> <text:s/><text:tab/><text:tab/> printf(</text:span><text:span text:style-name="T12">"*"</text:span><text:span text:style-name="T2">);</text:span></text:p>
      <text:p text:style-name="P7"><text:s text:c="3"/><text:tab/><text:tab/>}</text:p>
      <text:p text:style-name="P2"><text:span text:style-name="T2"><text:tab/><text:tab/>printf(</text:span><text:span text:style-name="T12">"\n"</text:span><text:span text:style-name="T2">);</text:span></text:p>
      <text:p text:style-name="P8"><text:s text:c="3"/>}</text:p>
      <text:p text:style-name="P11"/>
      <text:p text:style-name="P10"><text:soft-page-break/>b. Afficher « l’image histogramme »</text:p>
      <text:p text:style-name="P10">c. Capturer « l’image histogramme »</text:p>
      <text:p text:style-name="P4"/>
      <text:p text:style-name="P5">3.<text:span text:style-name="T1"> </text:span>Moyenne et écart-type</text:p>
      <text:p text:style-name="P10">a. Formulation mathématique</text:p>
      <text:p text:style-name="P6"><draw:frame draw:style-name="fr1" draw:name="Objet1" text:anchor-type="as-char" svg:width="5.177cm" svg:height="0.997cm" draw:z-index="0"><draw:object xlink:href="./Object 1" xlink:type="simple" xlink:show="embed" xlink:actuate="onLoad"/><draw:image xlink:href="./ObjectReplacements/Object 1" xlink:type="simple" xlink:show="embed" xlink:actuate="onLoad"/></draw:frame></text:p>
      <text:p text:style-name="P13">ici on a R(i,j) = 0.255</text:p>
      <text:p text:style-name="P10">b. Programmation et calcul de la moyenne et de l’écart-type</text:p>
      <text:p text:style-name="P13">il faut enlever tous les pixels noirs 0</text:p>
      <text:p text:style-name="P13">On compte le nombre total de pixel sans ceux de background.</text:p>
      <text:p text:style-name="P13">On calcule H(r) = r(i,j) </text:p>
      <text:p text:style-name="P13">et hop on fini les calculs.</text:p>
      <text:p text:style-name="P13"/>
      <text:p text:style-name="P13"/>
      <table:table table:name="Tableau1" table:style-name="Tableau1">
        <table:table-column table:style-name="Tableau1.A" table:number-columns-repeated="3"/>
        <table:table-row>
          <table:table-cell table:style-name="Tableau1.A1" office:value-type="string">
            <text:p text:style-name="P17"/>
          </table:table-cell>
          <table:table-cell table:style-name="Tableau1.A1" office:value-type="string">
            <text:p text:style-name="P19">moyenne</text:p>
          </table:table-cell>
          <table:table-cell table:style-name="Tableau1.C1" office:value-type="string">
            <text:p text:style-name="P19">écart-type</text:p>
          </table:table-cell>
        </table:table-row>
        <table:table-row>
          <table:table-cell table:style-name="Tableau1.A2" office:value-type="string">
            <text:p text:style-name="P20">Girl.1</text:p>
          </table:table-cell>
          <table:table-cell table:style-name="Tableau1.B2" office:value-type="float" office:value="105.41">
            <text:p text:style-name="P18">105,41</text:p>
          </table:table-cell>
          <table:table-cell table:style-name="Tableau1.C2" office:value-type="float" office:value="34.06">
            <text:p text:style-name="P18">34,06</text:p>
          </table:table-cell>
        </table:table-row>
        <table:table-row>
          <table:table-cell table:style-name="Tableau1.A2" office:value-type="string">
            <text:p text:style-name="P20">Girl.2</text:p>
          </table:table-cell>
          <table:table-cell table:style-name="Tableau1.B2" office:value-type="float" office:value="99.05">
            <text:p text:style-name="P18">99,05</text:p>
          </table:table-cell>
          <table:table-cell table:style-name="Tableau1.C2" office:value-type="float" office:value="52.88">
            <text:p text:style-name="P18">52,88</text:p>
          </table:table-cell>
        </table:table-row>
        <table:table-row>
          <table:table-cell table:style-name="Tableau1.A2" office:value-type="string">
            <text:p text:style-name="P20">Girl.3</text:p>
          </table:table-cell>
          <table:table-cell table:style-name="Tableau1.B2" office:value-type="float" office:value="180.22">
            <text:p text:style-name="P18">180,22</text:p>
          </table:table-cell>
          <table:table-cell table:style-name="Tableau1.C2" office:value-type="float" office:value="49.05">
            <text:p text:style-name="P18">49,05</text:p>
          </table:table-cell>
        </table:table-row>
        <table:table-row>
          <table:table-cell table:style-name="Tableau1.A2" office:value-type="string">
            <text:p text:style-name="P20">San-remo.1</text:p>
          </table:table-cell>
          <table:table-cell table:style-name="Tableau1.B2" office:value-type="float" office:value="75.445">
            <text:p text:style-name="P18">75,45</text:p>
          </table:table-cell>
          <table:table-cell table:style-name="Tableau1.C2" office:value-type="float" office:value="55.984">
            <text:p text:style-name="P18">55,98</text:p>
          </table:table-cell>
        </table:table-row>
        <table:table-row>
          <table:table-cell table:style-name="Tableau1.A2" office:value-type="string">
            <text:p text:style-name="P20">San-remo.2</text:p>
          </table:table-cell>
          <table:table-cell table:style-name="Tableau1.B2" office:value-type="float" office:value="34.901">
            <text:p text:style-name="P18">34,9</text:p>
          </table:table-cell>
          <table:table-cell table:style-name="Tableau1.C2" office:value-type="float" office:value="36.624">
            <text:p text:style-name="P18">36,62</text:p>
          </table:table-cell>
        </table:table-row>
        <table:table-row>
          <table:table-cell table:style-name="Tableau1.A2" office:value-type="string">
            <text:p text:style-name="P20">San-remo.3</text:p>
          </table:table-cell>
          <table:table-cell table:style-name="Tableau1.B2" office:value-type="float" office:value="39.81">
            <text:p text:style-name="P18">39,81</text:p>
          </table:table-cell>
          <table:table-cell table:style-name="Tableau1.C2" office:value-type="float" office:value="45.782">
            <text:p text:style-name="P18">45,78</text:p>
          </table:table-cell>
        </table:table-row>
      </table:table>
      <text:p text:style-name="P13"/>
      <text:p text:style-name="P13"/>
      <text:p text:style-name="P13"/>
      <text:p text:style-name="P13"><draw:frame draw:style-name="fr2" draw:name="Objet2" text:anchor-type="as-char" svg:width="10.121cm" svg:height="1.085cm" draw:z-index="1"><draw:object xlink:href="./Object 2" xlink:type="simple" xlink:show="embed" xlink:actuate="onLoad"/><draw:image xlink:href="./ObjectReplacements/Object 2" xlink:type="simple" xlink:show="embed" xlink:actuate="onLoad"/></draw:frame></text:p>
      <text:p text:style-name="P13"/>
      <text:p text:style-name="P13"/>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charset="x-symbol"/>
    <style:font-face style:name="Menlo-Regular" svg:font-family="Menlo-Regular"/>
    <style:font-face style:name="Times-Roman" svg:font-family="Times-Roman" style:font-family-generic="roman"/>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iane Delallée</meta:initial-creator>
    <meta:creation-date>2012-01-25T22:38:51</meta:creation-date>
    <meta:generator>OpenOffice.org/3.2$Unix OpenOffice.org_project/320m18$Build-9502</meta:generator>
    <dc:date>2012-01-31T14:59:24</dc:date>
    <dc:creator>Diane Delallée</dc:creator>
    <meta:editing-duration>PT02H05M36S</meta:editing-duration>
    <meta:editing-cycles>26</meta:editing-cycles>
    <meta:document-statistic meta:table-count="1" meta:image-count="0" meta:object-count="2" meta:page-count="2" meta:paragraph-count="77" meta:word-count="381" meta:character-count="2581"/>
  </office:meta>
</office:document-meta>
</file>

<file path=Object 1/content.xml><?xml version="1.0" encoding="utf-8"?>
<math xmlns="http://www.w3.org/1998/Math/MathML">
  <semantics>
    <mrow>
      <mover accent="true">
        <mi>m</mi>
        <mo stretchy="false">ˉ</mo>
      </mover>
      <mrow>
        <mi/>
        <mi mathvariant="normal">=</mi>
        <mi/>
      </mrow>
      <mrow>
        <mfrac>
          <mn>1</mn>
          <mrow>
            <mi>M</mi>
            <mi mathvariant="normal">∗</mi>
            <mi>N</mi>
          </mrow>
        </mfrac>
        <mi mathvariant="normal">∗</mi>
        <mrow>
          <mi mathvariant="normal">∑</mi>
          <mrow>
            <mrow>
              <mi mathvariant="normal">∑</mi>
              <mi>R</mi>
            </mrow>
            <mrow>
              <mo stretchy="false">(</mo>
              <mrow>
                <mi>i</mi>
                <mi>,</mi>
                <mi>j</mi>
              </mrow>
              <mo stretchy="false">)</mo>
            </mrow>
          </mrow>
        </mrow>
      </mrow>
    </mrow>
    <annotation encoding="StarMath 5.0">bar m~ = `~ {{1} over {M *N}} *{sum{sum R(i,j)} }</annotation>
  </semantics>
</math>
</file>

<file path=Object 2/content.xml><?xml version="1.0" encoding="utf-8"?>
<math xmlns="http://www.w3.org/1998/Math/MathML">
  <semantics>
    <mrow>
      <mrow>
        <mover accent="true">
          <mi>m</mi>
          <mo stretchy="false">ˉ</mo>
        </mover>
        <mi mathvariant="normal">=</mi>
        <mfrac>
          <mn>1</mn>
          <mrow>
            <mi>M</mi>
            <mi mathvariant="normal">×</mi>
            <mi>N</mi>
          </mrow>
        </mfrac>
      </mrow>
      <mrow>
        <mi/>
        <mi mathvariant="normal">×</mi>
        <mi/>
      </mrow>
      <mn>0,255</mn>
      <mi/>
      <mi mathvariant="italic">et</mi>
      <mi/>
      <mi>σ</mi>
      <mrow>
        <mi/>
        <mi mathvariant="normal">=</mi>
        <msqrt>
          <mrow>
            <mfrac>
              <mn>1</mn>
              <mrow>
                <mi>M</mi>
                <mi mathvariant="normal">×</mi>
                <mi>N</mi>
              </mrow>
            </mfrac>
            <mrow>
              <mi/>
              <mi mathvariant="normal">×</mi>
              <mi/>
            </mrow>
            <mn>0,255</mn>
            <mrow>
              <mi/>
              <mi mathvariant="normal">−</mi>
              <mi/>
            </mrow>
            <msup>
              <mrow>
                <mo stretchy="false">(</mo>
                <mover accent="true">
                  <mi>m</mi>
                  <mo stretchy="false">ˉ</mo>
                </mover>
                <mo stretchy="false">)</mo>
              </mrow>
              <mn>2</mn>
            </msup>
          </mrow>
        </msqrt>
      </mrow>
    </mrow>
    <annotation encoding="StarMath 5.0">bar m = {1} over {M times N}  ` times `0,255~~~et~~~ σ`  = sqrt{{1 over {M times N} `times` 0,255 `-`{(bar m)^2 }}} </annotation>
  </semantics>
</math>
</file>